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29cm"/>
    </style:style>
    <style:style style:name="co2" style:family="table-column">
      <style:table-column-properties fo:break-before="auto" style:column-width="5.4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4.38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Q1</text:p>
          </table:table-cell>
          <table:table-cell office:value-type="string">
            <text:p>Is any currency, canadian or foreign, subject to any provisions of the Customs Act?</text:p>
          </table:table-cell>
          <table:table-cell table:number-columns-repeated="5"/>
        </table:table-row>
        <table:table-row table:style-name="ro2">
          <table:table-cell office:value-type="string">
            <text:p>Q2</text:p>
          </table:table-cell>
          <table:table-cell office:value-type="string">
            <text:p>At border crossings, is currency required to be reported for the purposes of the Customs Act?</text:p>
          </table:table-cell>
          <table:table-cell table:number-columns-repeated="5"/>
        </table:table-row>
        <table:table-row table:style-name="ro2">
          <table:table-cell office:value-type="string">
            <text:p>Q3</text:p>
          </table:table-cell>
          <table:table-cell office:value-type="string">
            <text:p>Are gold coins issued by a foreign government authority, with purity of 99.5% or higher, considered foreign currency?</text:p>
          </table:table-cell>
          <table:table-cell table:number-columns-repeated="5"/>
        </table:table-row>
        <table:table-row table:style-name="ro2">
          <table:table-cell office:value-type="string">
            <text:p>Q4</text:p>
          </table:table-cell>
          <table:table-cell office:value-type="string">
            <text:p>Does the CBSA have authority to seize currency subject to any provisions of the Customs Act?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lace</text:p>
          </table:table-cell>
          <table:table-cell office:value-type="string">
            <text:p>Contact</text:p>
          </table:table-cell>
          <table:table-cell office:value-type="string">
            <text:p>Badge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</table:table-row>
        <table:table-row table:style-name="ro2">
          <table:table-cell office:value-type="string">
            <text:p>Border Information Service</text:p>
          </table:table-cell>
          <table:table-cell office:value-type="string">
            <text:p>1-800-461-9999, press 1,2,1,2, 0</text:p>
          </table:table-cell>
          <table:table-cell office:value-type="float" office:value="1005">
            <text:p>1005</text:p>
          </table:table-cell>
          <table:table-cell office:value-type="string">
            <text:p>subject to declaratio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verything has to be declared, but monetary instruments are treated a little differently</text:p>
          </table:table-cell>
        </table:table-row>
        <table:table-row table:style-name="ro2">
          <table:table-cell table:number-columns-repeated="2"/>
          <table:table-cell office:value-type="float" office:value="18767">
            <text:p>18767</text:p>
          </table:table-cell>
          <table:table-cell office:value-type="string">
            <text:p>refused to answer on grounds that the questions are too formal and should be submitted to CBSA in writing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19110">
            <text:p>19110</text:p>
          </table:table-cell>
          <table:table-cell office:value-type="string">
            <text:p>yes</text:p>
          </table:table-cell>
          <table:table-cell office:value-type="string">
            <text:p>yes, declare under</text:p>
            <text:p>TMLFA</text:p>
            <text:p>No duty or tax</text:p>
            <text:p/>
          </table:table-cell>
          <table:table-cell office:value-type="string">
            <text:p>if marked legal tender</text:p>
            <text:p>Monetary instrument</text:p>
          </table:table-cell>
          <table:table-cell office:value-type="string">
            <text:p>yes, for non-declaration</text:p>
          </table:table-cell>
        </table:table-row>
        <table:table-row table:style-name="ro1">
          <table:table-cell table:number-columns-repeated="2"/>
          <table:table-cell office:value-type="string">
            <text:p>?</text:p>
          </table:table-cell>
          <table:table-cell office:value-type="string">
            <text:p>evasive, transfered me to another officer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2015-01-20</text:date>, <text:time>12:0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5-01-20T11:23:01.91</meta:creation-date>
    <dc:date>2015-01-20T12:06:08.41</dc:date>
    <dc:creator>Radu Hociung</dc:creator>
    <meta:editing-duration>PT12M5S</meta:editing-duration>
    <meta:editing-cycles>2</meta:editing-cycles>
    <meta:generator>OpenOffice/4.0.1$Win32 OpenOffice.org_project/401m5$Build-9714</meta:generator>
    <meta:document-statistic meta:table-count="3" meta:cell-count="31" meta:object-count="0"/>
  </office:meta>
</office:document-meta>
</file>